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1.6543in"/>
    </style:style>
    <style:style style:name="co4" style:family="table-column">
      <style:table-column-properties fo:break-before="auto" style:column-width="2.4799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3.6374in"/>
    </style:style>
    <style:style style:name="co7" style:family="table-column">
      <style:table-column-properties fo:break-before="auto" style:column-width="1.6327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2.7161in"/>
    </style:style>
    <style:style style:name="co10" style:family="table-column">
      <style:table-column-properties fo:break-before="auto" style:column-width="2.598in"/>
    </style:style>
    <style:style style:name="co11" style:family="table-column">
      <style:table-column-properties fo:break-before="auto" style:column-width="0.7102in"/>
    </style:style>
    <style:style style:name="co12" style:family="table-column">
      <style:table-column-properties fo:break-before="auto" style:column-width="3.7772in"/>
    </style:style>
    <style:style style:name="co13" style:family="table-column">
      <style:table-column-properties fo:break-before="auto" style:column-width="5.3102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8953in"/>
    </style:style>
    <style:style style:name="co19" style:family="table-column">
      <style:table-column-properties fo:break-before="auto" style:column-width="1.4181in"/>
    </style:style>
    <style:style style:name="co20" style:family="table-column">
      <style:table-column-properties fo:break-before="auto" style:column-width="1.6862in"/>
    </style:style>
    <style:style style:name="co21" style:family="table-column">
      <style:table-column-properties fo:break-before="auto" style:column-width="2.75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1.865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6" style:family="table-cell" style:parent-style-name="Default">
      <style:text-properties style:font-name="Courier New" fo:font-size="14pt" style:font-size-asian="14pt" style:font-size-complex="14pt"/>
    </style:style>
    <style:style style:name="ce19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12" style:family="table-cell" style:parent-style-name="Default">
      <style:table-cell-properties fo:background-color="transparent"/>
      <style:text-properties style:font-name="Courier New" fo:font-size="14pt" style:font-size-asian="14pt" style:font-size-complex="14pt"/>
    </style:style>
    <style:style style:name="ce10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1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5"/>
        <table:table-column table:style-name="co12" table:default-cell-style-name="ce16"/>
        <table:table-column table:style-name="co13" table:default-cell-style-name="ce16"/>
        <table:table-column table:style-name="co14" table:number-columns-repeated="16371" table:default-cell-style-name="ce16"/>
        <table:table-row table:style-name="ro1">
          <table:table-cell table:style-name="ce2" office:value-type="string" calcext:value-type="string">
            <text:p>spell_id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ntext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SCC</text:p>
          </table:table-cell>
          <table:table-cell table:style-name="ce2" office:value-type="string" calcext:value-type="string">
            <text:p>Spell Casting Category</text:p>
          </table:table-cell>
          <table:table-cell table:style-name="ce2" office:value-type="string" calcext:value-type="string">
            <text:p>Magic Realm</text:p>
          </table:table-cell>
          <table:table-cell table:style-name="ce2" office:value-type="string" calcext:value-type="string">
            <text:p>spell_idx</text:p>
          </table:table-cell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Spell Book Page Title</text:p>
          </table:table-cell>
          <table:table-cell table:style-name="ce2" office:value-type="string" calcext:value-type="string">
            <text:p>CP TP</text:p>
          </table:table-cell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Target Type</text:p>
          </table:table-cell>
          <table:table-cell table:style-name="ce2" office:value-type="string" calcext:value-type="string">
            <text:p>Spell_Resistance_Modifier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XtraMana</text:p>
          </table:table-cell>
          <table:table-cell office:value-type="string" calcext:value-type="string">
            <text:p>CombatEffect</text:p>
          </table:table-cell>
          <table:table-cell office:value-type="string" calcext:value-type="string">
            <text:p>ImageEffect</text:p>
          </table:table-cell>
          <table:table-cell table:number-columns-repeated="16366"/>
        </table:table-row>
        <table:table-row table:style-name="ro1" table:visibility="filter">
          <table:table-cell table:style-name="ce15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19" office:value-type="string" calcext:value-type="string">
            <text:p>Air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19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15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19" office:value-type="string" calcext:value-type="string">
            <text:p>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19" office:value-type="string" calcext:value-type="string">
            <text:p>Animate Dead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 table:visibility="filter">
          <table:table-cell table:style-name="ce15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19" office:value-type="string" calcext:value-type="string">
            <text:p>Arch 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19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19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15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19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19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 table:visibility="filter">
          <table:table-cell table:style-name="ce15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table:style-name="ce19"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Combat_Banish" calcext:value-type="string">
            <text:p>scc_Combat_Banish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15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19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19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19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19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>
          <table:table-cell table:style-name="ce15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table:style-name="ce19"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6"/>
          <table:table-cell table:style-name="Default"/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 table:visibility="filter">
          <table:table-cell table:style-name="ce15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office:value-type="string" calcext:value-type="string">
            <text:p>Black Win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15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19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2">
          <table:table-cell table:style-name="ce15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table:style-name="ce19"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table:number-columns-repeated="16372"/>
        </table:table-row>
        <table:table-row table:style-name="ro1" table:visibility="filter">
          <table:table-cell table:style-name="ce15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office:value-type="string" calcext:value-type="string">
            <text:p>Call The Voi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3"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office:value-type="string" calcext:value-type="string">
            <text:p>Chaos Channels</text:p>
          </table:table-cell>
          <table:table-cell office:value-type="string" calcext:value-type="string">
            <text:p>BOTH</text:p>
          </table:table-cell>
          <table:table-cell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19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19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19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19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19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19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19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 table:visibility="filter">
          <table:table-cell table:style-name="ce15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19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19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table:style-name="ce19"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 table:visibility="filter">
          <table:table-cell table:style-name="ce15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19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15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table:style-name="ce19"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mbat_Counter_Magic" calcext:value-type="string">
            <text:p>scc_Combat_Counter_Magic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15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office:value-type="string" calcext:value-type="string">
            <text:p>Cracks C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table:style-name="ce19"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table:style-name="ce19"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19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 table:visibility="filter">
          <table:table-cell table:style-name="ce15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19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19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19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table:style-name="ce19"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 table:visibility="filter">
          <table:table-cell table:style-name="ce15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19" office:value-type="string" calcext:value-type="string">
            <text:p>Death Wis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19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table:style-name="ce19"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15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table:style-name="ce19"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15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table:style-name="ce19"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table:style-name="ce19"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15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table:style-name="ce19"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15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table:style-name="ce19"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table:style-name="ce19"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15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table:style-name="ce19"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15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office:value-type="string" calcext:value-type="string">
            <text:p>Disrup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19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19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19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19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table:style-name="ce19"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19" office:value-type="string" calcext:value-type="string">
            <text:p>Earth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12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15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office:value-type="string" calcext:value-type="string">
            <text:p>Earth Lor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office:value-type="string" calcext:value-type="string">
            <text:p>Earth to Mu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2"/>
          <table:table-cell office:value-type="string" calcext:value-type="string">
            <text:p>described as Instant, listed in City Enchantments</text:p>
          </table:table-cell>
          <table:table-cell office:value-type="string" calcext:value-type="string">
            <text:p>lots of extra handling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19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19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19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office:value-type="string" calcext:value-type="string">
            <text:p>Enchant Roa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19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19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19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19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19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table:style-name="ce19"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15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19" office:value-type="string" calcext:value-type="string">
            <text:p>Fire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19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19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15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table:style-name="ce19"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15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19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table:style-name="ce19"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 table:visibility="filter">
          <table:table-cell table:style-name="ce15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19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19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 table:visibility="filter">
          <table:table-cell table:style-name="ce15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19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15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19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15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19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19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19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19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19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19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19" office:value-type="string" calcext:value-type="string">
            <text:p>Great Unsummon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19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19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19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19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19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office:value-type="string" calcext:value-type="string">
            <text:p>Healing</text:p>
          </table:table-cell>
          <table:table-cell office:value-type="string" calcext:value-type="string">
            <text:p>¿ BOTH ?</text:p>
          </table:table-cell>
          <table:table-cell/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19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15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19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19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19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19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19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 table:visibility="filter">
          <table:table-cell table:style-name="ce15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19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table:style-name="ce19"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 table:visibility="filter">
          <table:table-cell table:style-name="ce15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19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table:style-name="ce19"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15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19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19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2"/>
          <table:table-cell office:value-type="string" calcext:value-type="string">
            <text:p>summons ‘Torin the Chosen’</text:p>
          </table:table-cell>
          <table:table-cell table:number-columns-repeated="16372"/>
        </table:table-row>
        <table:table-row table:style-name="ro1" table:visibility="filter">
          <table:table-cell table:style-name="ce15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19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15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19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19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19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 table:visibility="filter">
          <table:table-cell table:style-name="ce15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table:style-name="ce19"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15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19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table:style-name="ce19"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15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19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29];[$XREF_SpellName.H:$XREF_SpellName.H];0))" office:value-type="float" office:value="173" calcext:value-type="float">
            <text:p>173</text:p>
          </table:table-cell>
          <table:table-cell office:value-type="string" calcext:value-type="string">
            <text:p>Lycanthrop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19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19" office:value-type="string" calcext:value-type="string">
            <text:p>Magic Spirit</text:p>
          </table:table-cell>
          <table:table-cell table:style-name="ce1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 table:visibility="filter">
          <table:table-cell table:style-name="ce15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office:value-type="string" calcext:value-type="string">
            <text:p>Magic Vortex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table:style-name="ce19"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 table:visibility="filter">
          <table:table-cell table:style-name="ce15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19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table:style-name="ce19"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 table:visibility="filter">
          <table:table-cell table:style-name="ce15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office:value-type="string" calcext:value-type="string">
            <text:p>Move Fortr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19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19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19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 table:visibility="filter">
          <table:table-cell table:style-name="ce15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office:value-type="string" calcext:value-type="string">
            <text:p>Natures Cure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described as Instant, listed in Special</text:p>
          </table:table-cell>
          <table:table-cell table:number-columns-repeated="16372"/>
        </table:table-row>
        <table:table-row table:style-name="ro1" table:visibility="filter">
          <table:table-cell table:style-name="ce15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19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19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19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 table:visibility="filter">
          <table:table-cell table:style-name="ce15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19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table:style-name="ce19"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19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19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19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19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office:value-type="string" calcext:value-type="string">
            <text:p>Plane Shif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tack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table:style-name="ce19"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19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15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table:style-name="ce19"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15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19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 table:visibility="filter">
          <table:table-cell table:style-name="ce15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office:value-type="string" calcext:value-type="string">
            <text:p>Raise Volcano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15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office:value-type="string" calcext:value-type="string">
            <text:p>Recall Her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19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19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19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19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19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table:style-name="ce19"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3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 table:visibility="filter">
          <table:table-cell table:style-name="ce15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19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19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table:style-name="ce19" office:value-type="string" calcext:value-type="string">
            <text:p>Spell Binding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table:style-name="ce19"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19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10" office:value-type="string" calcext:value-type="string">
            <text:p>Spell Of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19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19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19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office:value-type="string" calcext:value-type="string">
            <text:p>Stasi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tack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19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19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19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19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15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table:style-name="ce19"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office:value-type="string" calcext:value-type="string">
            <text:p>Summon Champ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office:value-type="string" calcext:value-type="string">
            <text:p>Summon Hero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19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 table:visibility="filter">
          <table:table-cell table:style-name="ce15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19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19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 table:visibility="filter">
          <table:table-cell table:style-name="ce15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19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office:value-type="string" calcext:value-type="string">
            <text:p>Transmut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 table:visibility="filter">
          <table:table-cell table:style-name="ce15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19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19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table:style-name="ce19"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 table:visibility="filter">
          <table:table-cell table:style-name="ce15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19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19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15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office:value-type="string" calcext:value-type="string">
            <text:p>Wall of Ston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19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office:value-type="string" calcext:value-type="string">
            <text:p>Warp Creatur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7"/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 table:visibility="filter">
          <table:table-cell table:style-name="ce15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19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office:value-type="string" calcext:value-type="string">
            <text:p>Warp Node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office:value-type="string" calcext:value-type="string">
            <text:p>Warp Woo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19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table:style-name="ce19"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2"/>
          <table:table-cell office:value-type="string" calcext:value-type="string">
            <text:p>has Combat Effect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 table:visibility="filter">
          <table:table-cell table:style-name="ce15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table:style-name="ce19"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19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19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table:style-name="ce19"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office:value-type="string" calcext:value-type="string">
            <text:p>Word of Recal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2"/>
          <table:table-cell office:value-type="string" calcext:value-type="string">
            <text:p>described as Instant, listed in Special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19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19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19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table:table-column table:style-name="co17" table:default-cell-style-name="ce16"/>
        <table:table-column table:style-name="co18" table:default-cell-style-name="ce16"/>
        <table:table-column table:style-name="co3" table:number-columns-repeated="2" table:default-cell-style-name="ce16"/>
        <table:table-column table:style-name="co14" table:number-columns-repeated="16380" table:default-cell-style-name="ce16"/>
        <table:table-row table:style-name="ro1">
          <table:table-cell table:style-name="ce1" office:value-type="string" calcext:value-type="string">
            <text:p>SCC</text:p>
          </table:table-cell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15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2"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style-name="ce19" office:value-type="string" calcext:value-type="string">
            <text:p>scc_Summoning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scc_Unit_Enchantment</text:p>
          </table:table-cell>
          <table:table-cell table:style-name="ce26" office:value-type="string" calcext:value-type="string">
            <text:p>1, 15</text:p>
          </table:table-cell>
          <table:table-cell table:style-name="ce26" office:value-type="string" calcext:value-type="string">
            <text:p>1,15</text:p>
          </table:table-cell>
          <table:table-cell table:number-columns-repeated="16380"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19" office:value-type="string" calcext:value-type="string">
            <text:p><text:span text:style-name="T1">scc_</text:span>City_Enchantment_Positive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19" office:value-type="string" calcext:value-type="string">
            <text:p><text:span text:style-name="T1">scc_</text:span>City_Enchantment_Negative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19" office:value-type="string" calcext:value-type="string">
            <text:p>scc_Direct_Damage_Fixed</text:p>
          </table:table-cell>
          <table:table-cell table:number-columns-repeated="2" table:style-name="ce26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<text:span text:style-name="T1">scc_</text:span>Special_Spell</text:p>
          </table:table-cell>
          <table:table-cell table:number-columns-repeated="2" table:style-name="ce26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<text:span text:style-name="T1">scc_</text:span>Target_Wiz_Spell</text:p>
          </table:table-cell>
          <table:table-cell table:style-name="ce26" office:value-type="string" calcext:value-type="string">
            <text:p>6, 17</text:p>
          </table:table-cell>
          <table:table-cell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2"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2"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19" office:value-type="string" calcext:value-type="string">
            <text:p>scc_Global_Enchantment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<text:span text:style-name="T1">scc_</text:span>Battlefield_Spell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string" calcext:value-type="string">
            <text:p>10,21</text:p>
          </table:table-cell>
          <table:table-cell table:number-columns-repeated="16380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string" calcext:value-type="string">
            <text:p>12,23</text:p>
          </table:table-cell>
          <table:table-cell table:number-columns-repeated="16380"/>
        </table:table-row>
        <table:table-row table:style-name="ro2"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<text:span text:style-name="T1">scc_</text:span>Resistable_Spell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string" calcext:value-type="string">
            <text:p>13,16</text:p>
          </table:table-cell>
          <table:table-cell table:number-columns-repeated="16380"/>
        </table:table-row>
        <table:table-row table:style-name="ro2">
          <table:table-cell table:style-name="ce15" office:value-type="float" office:value="14" calcext:value-type="float">
            <text:p>14</text:p>
          </table:table-cell>
          <table:table-cell office:value-type="string" calcext:value-type="string">
            <text:p><text:span text:style-name="T1">scc_Unr</text:span>esistable_Spell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26"/>
          <table:table-cell table:style-name="ce26" office:value-type="string" calcext:value-type="string">
            <text:p>1,15</text:p>
          </table:table-cell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2">
          <table:table-cell table:style-name="ce15" office:value-type="float" office:value="16" calcext:value-type="float">
            <text:p>16</text:p>
          </table:table-cell>
          <table:table-cell office:value-type="string" calcext:value-type="string">
            <text:p><text:span text:style-name="T1">scc_</text:span>Mundane_Curse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string" calcext:value-type="string">
            <text:p>13,16</text:p>
          </table:table-cell>
          <table:table-cell table:number-columns-repeated="16380"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26" office:value-type="string" calcext:value-type="string">
            <text:p>6, 17</text:p>
          </table:table-cell>
          <table:table-cell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18" calcext:value-type="float">
            <text:p>18</text:p>
          </table:table-cell>
          <table:table-cell table:style-name="ce19" office:value-type="string" calcext:value-type="string">
            <text:p><text:span text:style-name="T1">scc_</text:span>Dispels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table:style-name="ce15" office:value-type="float" office:value="19" calcext:value-type="float">
            <text:p>19</text:p>
          </table:table-cell>
          <table:table-cell table:style-name="ce19" office:value-type="string" calcext:value-type="string">
            <text:p><text:span text:style-name="T1">scc_</text:span>Disenchants</text:p>
          </table:table-cell>
          <table:table-cell table:number-columns-repeated="2" table:style-name="ce26"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table:style-name="ce15" office:value-type="float" office:value="20" calcext:value-type="float">
            <text:p>20</text:p>
          </table:table-cell>
          <table:table-cell table:style-name="ce19" office:value-type="string" calcext:value-type="string">
            <text:p><text:span text:style-name="T1">scc_</text:span>Disjunctions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21" calcext:value-type="float">
            <text:p>21</text:p>
          </table:table-cell>
          <table:table-cell table:style-name="ce19" office:value-type="string" calcext:value-type="string">
            <text:p><text:span text:style-name="T1">scc_Combat_</text:span>Counter_Magic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string" calcext:value-type="string">
            <text:p>10,21</text:p>
          </table:table-cell>
          <table:table-cell office:value-type="string" calcext:value-type="string">
            <text:p>OON spl_Counter_Magic</text:p>
          </table:table-cell>
          <table:table-cell table:number-columns-repeated="16379"/>
        </table:table-row>
        <table:table-row table:style-name="ro2">
          <table:table-cell table:style-name="ce15" office:value-type="float" office:value="22" calcext:value-type="float">
            <text:p>22</text:p>
          </table:table-cell>
          <table:table-cell table:style-name="ce19" office:value-type="string" calcext:value-type="string">
            <text:p>scc_Direct_Damage_Variable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style-name="ce15" office:value-type="float" office:value="23" calcext:value-type="float">
            <text:p>23</text:p>
          </table:table-cell>
          <table:table-cell table:style-name="ce19" office:value-type="string" calcext:value-type="string">
            <text:p><text:span text:style-name="T1">scc_Combat_</text:span>Banish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string" calcext:value-type="string">
            <text:p>12,23</text:p>
          </table:table-cell>
          <table:table-cell office:value-type="string" calcext:value-type="string">
            <text:p>OON spl_Banish</text:p>
          </table:table-cell>
          <table:table-cell table:number-columns-repeated="16379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16"/>
        <table:table-column table:style-name="co19" table:default-cell-style-name="ce16"/>
        <table:table-column table:style-name="co14" table:number-columns-repeated="16382" table:default-cell-style-name="ce16"/>
        <table:table-row table:style-name="ro1">
          <table:table-cell table:style-name="ce2" office:value-type="string" calcext:value-type="string">
            <text:p>STT</text:p>
          </table:table-cell>
          <table:table-cell table:style-name="ce2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1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2" table:default-cell-style-name="Default"/>
        <table:table-column table:style-name="co20" table:default-cell-style-name="Default"/>
        <table:table-column table:style-name="co23" table:default-cell-style-name="ce29"/>
        <table:table-column table:style-name="co24" table:default-cell-style-name="Default"/>
        <table:table-column table:style-name="co25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hropy" calcext:value-type="string">
            <text:p>Lycanthropy</text:p>
          </table:table-cell>
          <table:table-cell table:formula="of:=SUBSTITUTE([.F176];&quot; Of &quot;;&quot; of &quot;)" office:value-type="string" office:string-value="Lycanthropy" calcext:value-type="string">
            <text:p>Lycanthropy</text:p>
          </table:table-cell>
          <table:table-cell table:formula="of:=SUBSTITUTE([.G176];&quot; To &quot;;&quot; to &quot;)" office:value-type="string" office:string-value="Lycanthropy" calcext:value-type="string">
            <text:p>Lycanthrop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A1:Spells.P215" table:display-filter-buttons="true">
          <table:filter>
            <table:filter-and>
              <table:filter-condition table:data-type="number" table:value="10" table:operator="=" table:field-number="4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14T15:46:45.191000000</dc:date>
    <meta:editing-duration>P20DT12H29M47S</meta:editing-duration>
    <meta:editing-cycles>84</meta:editing-cycles>
    <meta:document-statistic meta:table-count="7" meta:cell-count="3875" meta:object-count="0"/>
  </office:meta>
</office:document-meta>
</file>